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3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0.713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3.741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3.438cm"/>
    </style:style>
    <style:style style:name="co9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4.468cm"/>
    </style:style>
    <style:style style:name="co11" style:family="table-column">
      <style:table-column-properties fo:break-before="auto" style:column-width="3.68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Arial" style:font-name-asian="Arial Unicode MS" style:font-name-complex="Arial Unicode MS"/>
    </style:style>
    <style:style style:name="ce1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ff3333" style:font-name="Arial" fo:font-weight="bold" style:font-name-asian="Arial Unicode MS" style:font-weight-asian="bold" style:font-name-complex="Arial Unicode MS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3" office:value-type="string">
            <text:p>Multiclasses</text:p>
          </table:table-cell>
          <table:table-cell table:number-columns-repeated="3"/>
          <table:table-cell table:style-name="ce1"/>
          <table:table-cell table:style-name="ce3" office:value-type="string">
            <text:p>Duas classes</text:p>
          </table:table-cell>
          <table:table-cell table:number-columns-repeated="3"/>
          <table:table-cell table:style-name="ce6" office:value-type="string">
            <text:p>Métodos</text:p>
          </table:table-cell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7" office:value-type="string">
            <text:p><text:s text:c="3"/>Todos <text:s text:c="7"/></text:p>
          </table:table-cell>
          <table:table-cell table:style-name="ce8" table:formula="of:=SUM([.I4];[.I18];[.I32];[.I46];[.I60])" office:value-type="float" office:value="25">
            <text:p>25</text:p>
          </table:table-cell>
          <table:table-cell table:style-name="ce8" table:formula="of:=SUM([.D4];[.D18];[.D32];[.D46])" office:value-type="float" office:value="22">
            <text:p>22</text:p>
          </table:table-cell>
          <table:table-cell table:style-name="ce8" table:formula="of:=SUM([.D4];[.I4];[.D18];[.I18];[.D32];[.I32];[.D46];[.I46];[.I60])" office:value-type="float" office:value="47">
            <text:p>47</text:p>
          </table:table-cell>
        </table:table-row>
        <table:table-row table:style-name="ro1">
          <table:table-cell table:style-name="ce1" office:value-type="string">
            <text:p>COREL</text:p>
          </table:table-cell>
          <table:table-cell table:number-columns-repeated="4"/>
          <table:table-cell table:style-name="ce1" office:value-type="string">
            <text:p>Elefant and Horse</text:p>
          </table:table-cell>
          <table:table-cell table:number-columns-repeated="4"/>
          <table:table-cell table:style-name="ce7" office:value-type="string">
            <text:p><text:s text:c="2"/>Aguçamento <text:s text:c="3"/></text:p>
          </table:table-cell>
          <table:table-cell table:style-name="ce9" table:formula="of:=SUM([.I5];[.I19];[.I33];[.I47];[.I61])" office:value-type="float" office:value="16">
            <text:p>16</text:p>
          </table:table-cell>
          <table:table-cell table:style-name="ce8" table:formula="of:=SUM([.D5];[.D19];[.D33];[.D47])" office:value-type="float" office:value="27">
            <text:p>27</text:p>
          </table:table-cell>
          <table:table-cell table:style-name="ce8" table:formula="of:=SUM([.D5];[.I5];[.D19];[.I19];[.D33];[.I33];[.D47];[.I47];[.I61])" office:value-type="float" office:value="43">
            <text:p>43</text:p>
          </table:table-cell>
        </table:table-row>
        <table:table-row table:style-name="ro2">
          <table:table-cell office:value-type="string">
            <text:p><text:s text:c="3"/>Todos <text:s text:c="7"/></text:p>
          </table:table-cell>
          <table:table-cell office:value-type="float" office:value="61.216388">
            <text:p>61,216388</text:p>
          </table:table-cell>
          <table:table-cell office:value-type="float" office:value="2.205391">
            <text:p>2,20539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91.090913">
            <text:p>91,090913</text:p>
          </table:table-cell>
          <table:table-cell office:value-type="float" office:value="4.559066">
            <text:p>4,559066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<text:s text:c="2"/>Borramento <text:s text:c="3"/></text:p>
          </table:table-cell>
          <table:table-cell table:style-name="ce10" table:formula="of:=SUM([.I6];[.I20];[.I34];[.I48];[.I62])" office:value-type="float" office:value="44">
            <text:p>44</text:p>
          </table:table-cell>
          <table:table-cell table:style-name="ce8" table:formula="of:=SUM([.D6];[.D20];[.D34];[.D48])" office:value-type="float" office:value="29">
            <text:p>29</text:p>
          </table:table-cell>
          <table:table-cell table:style-name="ce8" table:formula="of:=SUM([.D6];[.I6];[.D20];[.I20];[.D34];[.I34];[.D48];[.I48];[.I62])" office:value-type="float" office:value="73">
            <text:p>73</text:p>
          </table:table-cell>
        </table:table-row>
        <table:table-row table:style-name="ro1">
          <table:table-cell office:value-type="string">
            <text:p><text:s text:c="2"/>Aguçamento <text:s text:c="3"/></text:p>
          </table:table-cell>
          <table:table-cell office:value-type="float" office:value="61.098384">
            <text:p>61,098384</text:p>
          </table:table-cell>
          <table:table-cell office:value-type="float" office:value="2.275732">
            <text:p>2,27573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 text:c="2"/>Aguçamento <text:s text:c="3"/></text:p>
          </table:table-cell>
          <table:table-cell office:value-type="float" office:value="91.002678">
            <text:p>91,002678</text:p>
          </table:table-cell>
          <table:table-cell office:value-type="float" office:value="4.907016">
            <text:p>4,907016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<text:s text:c="2"/>Composição 16 </text:p>
          </table:table-cell>
          <table:table-cell table:style-name="ce10" table:formula="of:=SUM([.I7];[.I21];[.I35];[.I49];[.I63])" office:value-type="float" office:value="37">
            <text:p>37</text:p>
          </table:table-cell>
          <table:table-cell table:style-name="ce8" table:formula="of:=SUM([.D7];[.D21];[.D35];[.D49])" office:value-type="float" office:value="32">
            <text:p>32</text:p>
          </table:table-cell>
          <table:table-cell table:style-name="ce8" table:formula="of:=SUM([.D7];[.I7];[.D21];[.I21];[.D35];[.I35];[.D49];[.I49];[.I63])" office:value-type="float" office:value="69">
            <text:p>69</text:p>
          </table:table-cell>
        </table:table-row>
        <table:table-row table:style-name="ro2">
          <table:table-cell office:value-type="string">
            <text:p><text:s text:c="2"/>Borramento <text:s text:c="3"/></text:p>
          </table:table-cell>
          <table:table-cell office:value-type="float" office:value="60.369376">
            <text:p>60,369376</text:p>
          </table:table-cell>
          <table:table-cell office:value-type="float" office:value="2.254895">
            <text:p>2,254895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89.3945">
            <text:p>89,3945</text:p>
          </table:table-cell>
          <table:table-cell office:value-type="float" office:value="5.103498">
            <text:p>5,103498</text:p>
          </table:table-cell>
          <table:table-cell office:value-type="float" office:value="9">
            <text:p>9</text:p>
          </table:table-cell>
          <table:table-cell/>
          <table:table-cell table:style-name="ce7" office:value-type="string">
            <text:p><text:s text:c="2"/>Composição 4 <text:s/></text:p>
          </table:table-cell>
          <table:table-cell table:style-name="ce10" table:formula="of:=SUM([.I8];[.I22];[.I36];[.I50];[.I64])" office:value-type="float" office:value="29">
            <text:p>29</text:p>
          </table:table-cell>
          <table:table-cell table:style-name="ce8" table:formula="of:=SUM([.D8];[.D22];[.D36];[.D50])" office:value-type="float" office:value="28">
            <text:p>28</text:p>
          </table:table-cell>
          <table:table-cell table:style-name="ce8" table:formula="of:=SUM([.D8];[.I8];[.D22];[.I22];[.D36];[.I36];[.D50];[.I50];[.I64])" office:value-type="float" office:value="57">
            <text:p>57</text:p>
          </table:table-cell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60.630235">
            <text:p>60,630235</text:p>
          </table:table-cell>
          <table:table-cell office:value-type="float" office:value="2.212156">
            <text:p>2,212156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90.934305">
            <text:p>90,934305</text:p>
          </table:table-cell>
          <table:table-cell office:value-type="float" office:value="4.399334">
            <text:p>4,399334</text:p>
          </table:table-cell>
          <table:table-cell office:value-type="float" office:value="5">
            <text:p>5</text:p>
          </table:table-cell>
          <table:table-cell/>
          <table:table-cell table:style-name="ce7" office:value-type="string">
            <text:p><text:s text:c="2"/>Limiares <text:s text:c="5"/></text:p>
          </table:table-cell>
          <table:table-cell table:style-name="ce11" table:formula="of:=SUM([.I9];[.I23];[.I37];[.I51];[.I65])" office:value-type="float" office:value="17">
            <text:p>17</text:p>
          </table:table-cell>
          <table:table-cell table:style-name="ce8" table:formula="of:=SUM([.D9];[.D23];[.D37];[.D51])" office:value-type="float" office:value="18">
            <text:p>18</text:p>
          </table:table-cell>
          <table:table-cell table:style-name="ce9" table:formula="of:=SUM([.D9];[.I9];[.D23];[.I23];[.D37];[.I37];[.D51];[.I51];[.I65])" office:value-type="float" office:value="35">
            <text:p>35</text:p>
          </table:table-cell>
        </table:table-row>
        <table:table-row table:style-name="ro1">
          <table:table-cell office:value-type="string">
            <text:p><text:s text:c="2"/>Composição 4 <text:s/></text:p>
          </table:table-cell>
          <table:table-cell office:value-type="float" office:value="60.568624">
            <text:p>60,568624</text:p>
          </table:table-cell>
          <table:table-cell office:value-type="float" office:value="2.254904">
            <text:p>2,254904</text:p>
          </table:table-cell>
          <table:table-cell office:value-type="float" office:value="10">
            <text:p>10</text:p>
          </table:table-cell>
          <table:table-cell/>
          <table:table-cell table:style-name="ce2" office:value-type="string">
            <text:p><text:s text:c="2"/>Composição 4 <text:s/></text:p>
          </table:table-cell>
          <table:table-cell table:style-name="ce5" office:value-type="float" office:value="91.773528">
            <text:p>91,773528</text:p>
          </table:table-cell>
          <table:table-cell table:style-name="ce5" office:value-type="float" office:value="4.909852">
            <text:p>4,909852</text:p>
          </table:table-cell>
          <table:table-cell table:style-name="ce2" office:value-type="float" office:value="1">
            <text:p>1</text:p>
          </table:table-cell>
          <table:table-cell/>
          <table:table-cell table:style-name="ce7" office:value-type="string">
            <text:p><text:s text:c="2"/>Mistura <text:s text:c="6"/></text:p>
          </table:table-cell>
          <table:table-cell table:style-name="ce10" table:formula="of:=SUM([.I10];[.I24];[.I38];[.I52];[.I66])" office:value-type="float" office:value="25">
            <text:p>25</text:p>
          </table:table-cell>
          <table:table-cell table:style-name="ce9" table:formula="of:=SUM([.D10];[.D24];[.D38];[.D52])" office:value-type="float" office:value="14">
            <text:p>14</text:p>
          </table:table-cell>
          <table:table-cell table:style-name="ce9" table:formula="of:=SUM([.D10];[.I10];[.D24];[.I24];[.D38];[.I38];[.D52];[.I52];[.I66])" office:value-type="float" office:value="39">
            <text:p>39</text:p>
          </table:table-cell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61.296003">
            <text:p>61,296003</text:p>
          </table:table-cell>
          <table:table-cell office:value-type="float" office:value="2.101686">
            <text:p>2,10168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90.893133">
            <text:p>90,893133</text:p>
          </table:table-cell>
          <table:table-cell office:value-type="float" office:value="5.285833">
            <text:p>5,285833</text:p>
          </table:table-cell>
          <table:table-cell office:value-type="float" office:value="6">
            <text:p>6</text:p>
          </table:table-cell>
          <table:table-cell/>
          <table:table-cell table:style-name="ce7" office:value-type="string">
            <text:p><text:s text:c="2"/>Ruído <text:s text:c="8"/></text:p>
          </table:table-cell>
          <table:table-cell table:style-name="ce10" table:formula="of:=SUM([.I11];[.I25];[.I39];[.I53];[.I67])" office:value-type="float" office:value="47">
            <text:p>47</text:p>
          </table:table-cell>
          <table:table-cell table:style-name="ce8" table:formula="of:=SUM([.D11];[.D25];[.D39];[.D53])" office:value-type="float" office:value="28">
            <text:p>28</text:p>
          </table:table-cell>
          <table:table-cell table:style-name="ce8" table:formula="of:=SUM([.D11];[.I11];[.D25];[.I25];[.D39];[.I39];[.D53];[.I53];[.I67])" office:value-type="float" office:value="75">
            <text:p>75</text:p>
          </table:table-cell>
        </table:table-row>
        <table:table-row table:style-name="ro1">
          <table:table-cell table:style-name="ce2" office:value-type="string">
            <text:p><text:s text:c="2"/>Mistura <text:s text:c="6"/></text:p>
          </table:table-cell>
          <table:table-cell table:style-name="ce5" office:value-type="float" office:value="61.366671">
            <text:p>61,366671</text:p>
          </table:table-cell>
          <table:table-cell table:style-name="ce5" office:value-type="float" office:value="2.225635">
            <text:p>2,225635</text:p>
          </table:table-cell>
          <table:table-cell table:style-name="ce2" office:value-type="float" office:value="1">
            <text:p>1</text:p>
          </table:table-cell>
          <table:table-cell office:value-type="string">
            <text:p>← Considerei empate</text:p>
          </table:table-cell>
          <table:table-cell office:value-type="string">
            <text:p><text:s text:c="2"/>Mistura <text:s text:c="6"/></text:p>
          </table:table-cell>
          <table:table-cell office:value-type="float" office:value="90.177055">
            <text:p>90,177055</text:p>
          </table:table-cell>
          <table:table-cell office:value-type="float" office:value="4.409787">
            <text:p>4,409787</text:p>
          </table:table-cell>
          <table:table-cell office:value-type="float" office:value="7">
            <text:p>7</text:p>
          </table:table-cell>
          <table:table-cell/>
          <table:table-cell table:style-name="ce7" office:value-type="string">
            <text:p><text:s text:c="2"/>Saliência <text:s text:c="4"/></text:p>
          </table:table-cell>
          <table:table-cell table:style-name="ce10" table:formula="of:=SUM([.I12];[.I26];[.I40];[.I54];[.I68])" office:value-type="float" office:value="22">
            <text:p>22</text:p>
          </table:table-cell>
          <table:table-cell table:style-name="ce8" table:formula="of:=SUM([.D12];[.D26];[.D40];[.D54])" office:value-type="float" office:value="24">
            <text:p>24</text:p>
          </table:table-cell>
          <table:table-cell table:style-name="ce8" table:formula="of:=SUM([.D12];[.I12];[.D26];[.I26];[.D40];[.I40];[.D54];[.I54];[.I68])" office:value-type="float" office:value="46">
            <text:p>46</text:p>
          </table:table-cell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60.825884">
            <text:p>60,825884</text:p>
          </table:table-cell>
          <table:table-cell office:value-type="float" office:value="2.358098">
            <text:p>2,35809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89.33777">
            <text:p>89,33777</text:p>
          </table:table-cell>
          <table:table-cell office:value-type="float" office:value="5.169757">
            <text:p>5,169757</text:p>
          </table:table-cell>
          <table:table-cell office:value-type="float" office:value="10">
            <text:p>10</text:p>
          </table:table-cell>
          <table:table-cell/>
          <table:table-cell table:style-name="ce7" office:value-type="string">
            <text:p><text:s text:c="2"/>SMOTE Visual <text:s/></text:p>
          </table:table-cell>
          <table:table-cell table:style-name="ce10" table:formula="of:=SUM([.I13];[.I27];[.I41];[.I55];[.I69])" office:value-type="float" office:value="47">
            <text:p>47</text:p>
          </table:table-cell>
          <table:table-cell table:style-name="ce8" table:formula="of:=SUM([.D13];[.D27];[.D41];[.D55])" office:value-type="float" office:value="42">
            <text:p>42</text:p>
          </table:table-cell>
          <table:table-cell table:style-name="ce8" table:formula="of:=SUM([.D13];[.I13];[.D27];[.I27];[.D41];[.I41];[.D55];[.I55];[.I69])" office:value-type="float" office:value="89">
            <text:p>89</text:p>
          </table:table-cell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61.050988">
            <text:p>61,050988</text:p>
          </table:table-cell>
          <table:table-cell office:value-type="float" office:value="2.271443">
            <text:p>2,27144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91.282655">
            <text:p>91,282655</text:p>
          </table:table-cell>
          <table:table-cell office:value-type="float" office:value="4.230281">
            <text:p>4,230281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<text:s/>SMOTE <text:s text:c="9"/></text:p>
          </table:table-cell>
          <table:table-cell table:style-name="ce10" table:formula="of:=SUM([.I14];[.I28];[.I42];[.I56];[.I70])" office:value-type="float" office:value="29">
            <text:p>29</text:p>
          </table:table-cell>
          <table:table-cell table:style-name="ce9" table:formula="of:=SUM([.D14];[.D28];[.D42];[.D56])" office:value-type="float" office:value="13">
            <text:p>13</text:p>
          </table:table-cell>
          <table:table-cell table:style-name="ce8" table:formula="of:=SUM([.D14];[.I14];[.D28];[.I28];[.D42];[.I42];[.D56];[.I56];[.I70])" office:value-type="float" office:value="42">
            <text:p>42</text:p>
          </table:table-cell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60.886122">
            <text:p>60,886122</text:p>
          </table:table-cell>
          <table:table-cell office:value-type="float" office:value="2.321783">
            <text:p>2,32178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88.616535">
            <text:p>88,616535</text:p>
          </table:table-cell>
          <table:table-cell office:value-type="float" office:value="5.567976">
            <text:p>5,567976</text:p>
          </table:table-cell>
          <table:table-cell office:value-type="float" office:value="11">
            <text:p>11</text:p>
          </table:table-cell>
          <table:table-cell/>
          <table:table-cell table:style-name="ce7" office:value-type="string">
            <text:p>Desbalanceado <text:s text:c="2"/></text:p>
          </table:table-cell>
          <table:table-cell table:style-name="ce10" table:formula="of:=SUM([.I15];[.I29];[.I43];[.I57];[.I71])" office:value-type="float" office:value="52">
            <text:p>52</text:p>
          </table:table-cell>
          <table:table-cell table:style-name="ce8" table:formula="of:=SUM([.D15];[.D29];[.D43];[.D57])" office:value-type="float" office:value="34">
            <text:p>34</text:p>
          </table:table-cell>
          <table:table-cell table:style-name="ce8" table:formula="of:=SUM([.D15];[.I15];[.D29];[.I29];[.D43];[.I43];[.D57];[.I57];[.I71])" office:value-type="float" office:value="86">
            <text:p>86</text:p>
          </table:table-cell>
        </table:table-row>
        <table:table-row table:style-name="ro1">
          <table:table-cell table:style-name="ce2" office:value-type="string">
            <text:p><text:s/>SMOTE <text:s text:c="9"/></text:p>
          </table:table-cell>
          <table:table-cell table:style-name="ce5" office:value-type="float" office:value="61.368896">
            <text:p>61,368896</text:p>
          </table:table-cell>
          <table:table-cell table:style-name="ce5" office:value-type="float" office:value="2.148675">
            <text:p>2,148675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90.173808">
            <text:p>90,173808</text:p>
          </table:table-cell>
          <table:table-cell office:value-type="float" office:value="4.566863">
            <text:p>4,566863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60.362256">
            <text:p>60,362256</text:p>
          </table:table-cell>
          <table:table-cell office:value-type="float" office:value="2.290263">
            <text:p>2,290263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88.258567">
            <text:p>88,258567</text:p>
          </table:table-cell>
          <table:table-cell office:value-type="float" office:value="5.538461">
            <text:p>5,53846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9"/>
          <table:table-cell table:style-name="ce6" office:value-type="string">
            <text:p>Métodos</text:p>
          </table:table-cell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</table:table-row>
        <table:table-row table:style-name="ro1">
          <table:table-cell table:style-name="ce1" office:value-type="string">
            <text:p>CALTECH</text:p>
          </table:table-cell>
          <table:table-cell table:number-columns-repeated="4"/>
          <table:table-cell table:style-name="ce1" office:value-type="string">
            <text:p>Beach and Mountain</text:p>
          </table:table-cell>
          <table:table-cell table:number-columns-repeated="4"/>
          <table:table-cell table:style-name="ce7" office:value-type="string">
            <text:p><text:s text:c="3"/>Todos <text:s text:c="7"/></text:p>
          </table:table-cell>
          <table:table-cell table:style-name="ce8" table:formula="of:=SUM([.G4];[.G18];[.G32];[.G46];[.G60])/5" office:value-type="float" office:value="82.3580892">
            <text:p>82,3580892</text:p>
          </table:table-cell>
          <table:table-cell table:style-name="ce8" table:formula="of:=SUM([.B4];[.B18];[.B32];[.B46])/4" office:value-type="float" office:value="71.9439135">
            <text:p>71,9439135</text:p>
          </table:table-cell>
          <table:table-cell table:style-name="ce8" table:formula="of:=SUM([.B4];[.G4];[.B18];[.G18];[.B32];[.G32];[.B46];[.G46];[.G60])/9" office:value-type="float" office:value="77.7295666666667">
            <text:p>77,7295666667</text:p>
          </table:table-cell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77.591493">
            <text:p>77,591493</text:p>
          </table:table-cell>
          <table:table-cell office:value-type="float" office:value="3.387543">
            <text:p>3,38754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66.015325">
            <text:p>66,015325</text:p>
          </table:table-cell>
          <table:table-cell office:value-type="float" office:value="5.621643">
            <text:p>5,621643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<text:s text:c="2"/>Aguçamento <text:s text:c="3"/></text:p>
          </table:table-cell>
          <table:table-cell table:style-name="ce6" table:formula="of:=SUM([.G5];[.G19];[.G33];[.G47];[.G61])/5" office:value-type="float" office:value="84.4735752">
            <text:p>84,4735752</text:p>
          </table:table-cell>
          <table:table-cell table:style-name="ce6" table:formula="of:=SUM([.B5];[.B19];[.B33];[.B47])/4" office:value-type="float" office:value="74.81765375">
            <text:p>74,81765375</text:p>
          </table:table-cell>
          <table:table-cell table:style-name="ce6" table:formula="of:=SUM([.B5];[.G5];[.B19];[.G19];[.B33];[.G33];[.B47];[.G47];[.G61])/9" office:value-type="float" office:value="80.1820545555556">
            <text:p>80,1820545556</text:p>
          </table:table-cell>
        </table:table-row>
        <table:table-row table:style-name="ro2">
          <table:table-cell office:value-type="string">
            <text:p><text:s text:c="2"/>Aguçamento <text:s text:c="3"/></text:p>
          </table:table-cell>
          <table:table-cell office:value-type="float" office:value="76.982412">
            <text:p>76,982412</text:p>
          </table:table-cell>
          <table:table-cell office:value-type="float" office:value="3.48275">
            <text:p>3,48275</text:p>
          </table:table-cell>
          <table:table-cell office:value-type="float" office:value="5">
            <text:p>5</text:p>
          </table:table-cell>
          <table:table-cell/>
          <table:table-cell table:style-name="ce2" office:value-type="string">
            <text:p><text:s text:c="2"/>Aguçamento <text:s text:c="3"/></text:p>
          </table:table-cell>
          <table:table-cell table:style-name="ce5" office:value-type="float" office:value="66.6843">
            <text:p>66,6843</text:p>
          </table:table-cell>
          <table:table-cell table:style-name="ce5" office:value-type="float" office:value="5.619944">
            <text:p>5,619944</text:p>
          </table:table-cell>
          <table:table-cell table:style-name="ce2" office:value-type="float" office:value="1">
            <text:p>1</text:p>
          </table:table-cell>
          <table:table-cell/>
          <table:table-cell table:style-name="ce7" office:value-type="string">
            <text:p><text:s text:c="2"/>Borramento <text:s text:c="3"/></text:p>
          </table:table-cell>
          <table:table-cell table:style-name="ce8" table:formula="of:=SUM([.G6];[.G20];[.G34];[.G48];[.G62])/5" office:value-type="float" office:value="82.164793">
            <text:p>82,164793</text:p>
          </table:table-cell>
          <table:table-cell table:style-name="ce12" table:formula="of:=SUM([.B6];[.B20];[.B34];[.B48])/4" office:value-type="float" office:value="74.55532025">
            <text:p>74,55532025</text:p>
          </table:table-cell>
          <table:table-cell table:style-name="ce8" table:formula="of:=SUM([.B6];[.G6];[.B20];[.G20];[.B34];[.G34];[.B48];[.G48];[.G62])/9" office:value-type="float" office:value="78.7828051111111">
            <text:p>78,7828051111</text:p>
          </table:table-cell>
        </table:table-row>
        <table:table-row table:style-name="ro2">
          <table:table-cell office:value-type="string">
            <text:p><text:s text:c="2"/>Borramento <text:s text:c="3"/></text:p>
          </table:table-cell>
          <table:table-cell office:value-type="float" office:value="75.736587">
            <text:p>75,736587</text:p>
          </table:table-cell>
          <table:table-cell office:value-type="float" office:value="3.812333">
            <text:p>3,81233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62.18643">
            <text:p>62,18643</text:p>
          </table:table-cell>
          <table:table-cell office:value-type="float" office:value="6.509084">
            <text:p>6,509084</text:p>
          </table:table-cell>
          <table:table-cell office:value-type="float" office:value="9">
            <text:p>9</text:p>
          </table:table-cell>
          <table:table-cell/>
          <table:table-cell table:style-name="ce7" office:value-type="string">
            <text:p><text:s text:c="2"/>Composição 16 </text:p>
          </table:table-cell>
          <table:table-cell table:style-name="ce8" table:formula="of:=SUM([.G7];[.G21];[.G35];[.G49];[.G63])/5" office:value-type="float" office:value="82.9778496">
            <text:p>82,9778496</text:p>
          </table:table-cell>
          <table:table-cell table:style-name="ce12" table:formula="of:=SUM([.B7];[.B21];[.B35];[.B49])/4" office:value-type="float" office:value="74.58191175">
            <text:p>74,58191175</text:p>
          </table:table-cell>
          <table:table-cell table:style-name="ce8" table:formula="of:=SUM([.B7];[.G7];[.B21];[.G21];[.B35];[.G35];[.B49];[.G49];[.G63])/9" office:value-type="float" office:value="79.2463216666667">
            <text:p>79,2463216667</text:p>
          </table:table-cell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75.742438">
            <text:p>75,742438</text:p>
          </table:table-cell>
          <table:table-cell office:value-type="float" office:value="3.823391">
            <text:p>3,82339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63.225965">
            <text:p>63,225965</text:p>
          </table:table-cell>
          <table:table-cell office:value-type="float" office:value="7.920787">
            <text:p>7,920787</text:p>
          </table:table-cell>
          <table:table-cell office:value-type="float" office:value="8">
            <text:p>8</text:p>
          </table:table-cell>
          <table:table-cell/>
          <table:table-cell table:style-name="ce7" office:value-type="string">
            <text:p><text:s text:c="2"/>Composição 4 <text:s/></text:p>
          </table:table-cell>
          <table:table-cell table:style-name="ce8" table:formula="of:=SUM([.G8];[.G22];[.G36];[.G50];[.G64])/5" office:value-type="float" office:value="83.1237382">
            <text:p>83,1237382</text:p>
          </table:table-cell>
          <table:table-cell table:style-name="ce12" table:formula="of:=SUM([.B8];[.B22];[.B36];[.B50])/4" office:value-type="float" office:value="74.667785">
            <text:p>74,667785</text:p>
          </table:table-cell>
          <table:table-cell table:style-name="ce8" table:formula="of:=SUM([.B8];[.G8];[.B22];[.G22];[.B36];[.G36];[.B50];[.G50];[.G64])/9" office:value-type="float" office:value="79.3655367777778">
            <text:p>79,3655367778</text:p>
          </table:table-cell>
        </table:table-row>
        <table:table-row table:style-name="ro1">
          <table:table-cell office:value-type="string">
            <text:p><text:s text:c="2"/>Composição 4 <text:s/></text:p>
          </table:table-cell>
          <table:table-cell office:value-type="float" office:value="75.787022">
            <text:p>75,787022</text:p>
          </table:table-cell>
          <table:table-cell office:value-type="float" office:value="3.794589">
            <text:p>3,79458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<text:s text:c="2"/>Composição 4 <text:s/></text:p>
          </table:table-cell>
          <table:table-cell office:value-type="float" office:value="63.824235">
            <text:p>63,824235</text:p>
          </table:table-cell>
          <table:table-cell office:value-type="float" office:value="5.621168">
            <text:p>5,621168</text:p>
          </table:table-cell>
          <table:table-cell office:value-type="float" office:value="7">
            <text:p>7</text:p>
          </table:table-cell>
          <table:table-cell/>
          <table:table-cell table:style-name="ce7" office:value-type="string">
            <text:p><text:s text:c="2"/>Limiares <text:s text:c="5"/></text:p>
          </table:table-cell>
          <table:table-cell table:style-name="ce12" table:formula="of:=SUM([.G9];[.G23];[.G37];[.G51];[.G65])/5" office:value-type="float" office:value="84.3324076">
            <text:p>84,3324076</text:p>
          </table:table-cell>
          <table:table-cell table:style-name="ce12" table:formula="of:=SUM([.B9];[.B23];[.B37];[.B51])/4" office:value-type="float" office:value="74.47247375">
            <text:p>74,47247375</text:p>
          </table:table-cell>
          <table:table-cell table:style-name="ce8" table:formula="of:=SUM([.B9];[.G9];[.B23];[.G23];[.B37];[.G37];[.B51];[.G51];[.G65])/9" office:value-type="float" office:value="79.9502147777778">
            <text:p>79,9502147778</text:p>
          </table:table-cell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76.785628">
            <text:p>76,785628</text:p>
          </table:table-cell>
          <table:table-cell office:value-type="float" office:value="3.652596">
            <text:p>3,65259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64.453515">
            <text:p>64,453515</text:p>
          </table:table-cell>
          <table:table-cell office:value-type="float" office:value="6.76944">
            <text:p>6,76944</text:p>
          </table:table-cell>
          <table:table-cell office:value-type="float" office:value="5">
            <text:p>5</text:p>
          </table:table-cell>
          <table:table-cell/>
          <table:table-cell table:style-name="ce7" office:value-type="string">
            <text:p><text:s text:c="2"/>Mistura <text:s text:c="6"/></text:p>
          </table:table-cell>
          <table:table-cell table:style-name="ce8" table:formula="of:=SUM([.G10];[.G24];[.G38];[.G52];[.G66])/5" office:value-type="float" office:value="83.1245816">
            <text:p>83,1245816</text:p>
          </table:table-cell>
          <table:table-cell table:style-name="ce12" table:formula="of:=SUM([.B10];[.B24];[.B38];[.B52])/4" office:value-type="float" office:value="74.0458865">
            <text:p>74,0458865</text:p>
          </table:table-cell>
          <table:table-cell table:style-name="ce8" table:formula="of:=SUM([.B10];[.G10];[.B24];[.G24];[.B38];[.G38];[.B52];[.G52];[.G66])/9" office:value-type="float" office:value="79.089606">
            <text:p>79,089606</text:p>
          </table:table-cell>
        </table:table-row>
        <table:table-row table:style-name="ro1">
          <table:table-cell office:value-type="string">
            <text:p><text:s text:c="2"/>Mistura <text:s text:c="6"/></text:p>
          </table:table-cell>
          <table:table-cell office:value-type="float" office:value="77.186702">
            <text:p>77,186702</text:p>
          </table:table-cell>
          <table:table-cell office:value-type="float" office:value="3.382386">
            <text:p>3,38238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2"/>Mistura <text:s text:c="6"/></text:p>
          </table:table-cell>
          <table:table-cell office:value-type="float" office:value="59.50626">
            <text:p>59,50626</text:p>
          </table:table-cell>
          <table:table-cell office:value-type="float" office:value="6.472903">
            <text:p>6,472903</text:p>
          </table:table-cell>
          <table:table-cell office:value-type="float" office:value="12">
            <text:p>12</text:p>
          </table:table-cell>
          <table:table-cell/>
          <table:table-cell table:style-name="ce7" office:value-type="string">
            <text:p><text:s text:c="2"/>Ruído <text:s text:c="8"/></text:p>
          </table:table-cell>
          <table:table-cell table:style-name="ce8" table:formula="of:=SUM([.G11];[.G25];[.G39];[.G53];[.G67])/5" office:value-type="float" office:value="81.1792466">
            <text:p>81,1792466</text:p>
          </table:table-cell>
          <table:table-cell table:style-name="ce8" table:formula="of:=SUM([.B11];[.B25];[.B39];[.B53])/4" office:value-type="float" office:value="72.60963925">
            <text:p>72,60963925</text:p>
          </table:table-cell>
          <table:table-cell table:style-name="ce8" table:formula="of:=SUM([.B11];[.G11];[.B25];[.G25];[.B39];[.G39];[.B53];[.G53];[.G67])/9" office:value-type="float" office:value="77.3705322222222">
            <text:p>77,3705322222</text:p>
          </table:table-cell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77.344959">
            <text:p>77,344959</text:p>
          </table:table-cell>
          <table:table-cell office:value-type="float" office:value="3.664212">
            <text:p>3,6642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64.202075">
            <text:p>64,202075</text:p>
          </table:table-cell>
          <table:table-cell office:value-type="float" office:value="7.23161">
            <text:p>7,23161</text:p>
          </table:table-cell>
          <table:table-cell office:value-type="float" office:value="6">
            <text:p>6</text:p>
          </table:table-cell>
          <table:table-cell/>
          <table:table-cell table:style-name="ce7" office:value-type="string">
            <text:p><text:s text:c="2"/>Saliência <text:s text:c="4"/></text:p>
          </table:table-cell>
          <table:table-cell table:style-name="ce12" table:formula="of:=SUM([.G12];[.G26];[.G40];[.G54];[.G68])/5" office:value-type="float" office:value="84.1722384">
            <text:p>84,1722384</text:p>
          </table:table-cell>
          <table:table-cell table:style-name="ce12" table:formula="of:=SUM([.B12];[.B26];[.B40];[.B54])/4" office:value-type="float" office:value="74.248645">
            <text:p>74,248645</text:p>
          </table:table-cell>
          <table:table-cell table:style-name="ce8" table:formula="of:=SUM([.B12];[.G12];[.B26];[.G26];[.B40];[.G40];[.B54];[.G54];[.G68])/9" office:value-type="float" office:value="79.7617524444444">
            <text:p>79,7617524444</text:p>
          </table:table-cell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76.587268">
            <text:p>76,587268</text:p>
          </table:table-cell>
          <table:table-cell office:value-type="float" office:value="3.600158">
            <text:p>3,60015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66.26087">
            <text:p>66,26087</text:p>
          </table:table-cell>
          <table:table-cell office:value-type="float" office:value="5.732209">
            <text:p>5,732209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<text:s text:c="2"/>SMOTE Visual <text:s/></text:p>
          </table:table-cell>
          <table:table-cell table:style-name="ce8" table:formula="of:=SUM([.G13];[.G27];[.G41];[.G55];[.G69])/5" office:value-type="float" office:value="78.811666">
            <text:p>78,811666</text:p>
          </table:table-cell>
          <table:table-cell table:style-name="ce8" table:formula="of:=SUM([.B13];[.B27];[.B41];[.B55])/4" office:value-type="float" office:value="70.43960375">
            <text:p>70,43960375</text:p>
          </table:table-cell>
          <table:table-cell table:style-name="ce8" table:formula="of:=SUM([.B13];[.G13];[.B27];[.G27];[.B41];[.G41];[.B55];[.G55];[.G69])/9" office:value-type="float" office:value="75.0907494444445">
            <text:p>75,0907494444</text:p>
          </table:table-cell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75.48617">
            <text:p>75,48617</text:p>
          </table:table-cell>
          <table:table-cell office:value-type="float" office:value="4.405685">
            <text:p>4,40568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59.51253">
            <text:p>59,51253</text:p>
          </table:table-cell>
          <table:table-cell office:value-type="float" office:value="7.737273">
            <text:p>7,737273</text:p>
          </table:table-cell>
          <table:table-cell office:value-type="float" office:value="11">
            <text:p>11</text:p>
          </table:table-cell>
          <table:table-cell/>
          <table:table-cell table:style-name="ce7" office:value-type="string">
            <text:p><text:s/>SMOTE <text:s text:c="9"/></text:p>
          </table:table-cell>
          <table:table-cell table:style-name="ce8" table:formula="of:=SUM([.G14];[.G28];[.G42];[.G56];[.G70])/5" office:value-type="float" office:value="79.0855006">
            <text:p>79,0855006</text:p>
          </table:table-cell>
          <table:table-cell table:style-name="ce8" table:formula="of:=SUM([.B14];[.B28];[.B42];[.B56])/4" office:value-type="float" office:value="73.329079">
            <text:p>73,329079</text:p>
          </table:table-cell>
          <table:table-cell table:style-name="ce8" table:formula="of:=SUM([.B14];[.G14];[.B28];[.G28];[.B42];[.G42];[.B56];[.G56];[.G70])/9" office:value-type="float" office:value="76.527091">
            <text:p>76,527091</text:p>
          </table:table-cell>
        </table:table-row>
        <table:table-row table:style-name="ro1">
          <table:table-cell table:style-name="ce2" office:value-type="string">
            <text:p><text:s/>SMOTE <text:s text:c="9"/></text:p>
          </table:table-cell>
          <table:table-cell table:style-name="ce5" office:value-type="float" office:value="77.755417">
            <text:p>77,755417</text:p>
          </table:table-cell>
          <table:table-cell table:style-name="ce5" office:value-type="float" office:value="3.529355">
            <text:p>3,529355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65.531135">
            <text:p>65,531135</text:p>
          </table:table-cell>
          <table:table-cell office:value-type="float" office:value="4.714502">
            <text:p>4,714502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Desbalanceado <text:s text:c="2"/></text:p>
          </table:table-cell>
          <table:table-cell table:style-name="ce8" table:formula="of:=SUM([.G15];[.G29];[.G43];[.G57];[.G71])/5" office:value-type="float" office:value="81.3143348">
            <text:p>81,3143348</text:p>
          </table:table-cell>
          <table:table-cell table:style-name="ce12" table:formula="of:=SUM([.B15];[.B29];[.B43];[.B57])/4" office:value-type="float" office:value="74.5515055">
            <text:p>74,5515055</text:p>
          </table:table-cell>
          <table:table-cell table:style-name="ce8" table:formula="of:=SUM([.B15];[.G15];[.B29];[.G29];[.B43];[.G43];[.B57];[.G57];[.G71])/9" office:value-type="float" office:value="78.3086328888889">
            <text:p>78,3086328889</text:p>
          </table:table-cell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75.732382">
            <text:p>75,732382</text:p>
          </table:table-cell>
          <table:table-cell office:value-type="float" office:value="3.833682">
            <text:p>3,833682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59.64009">
            <text:p>59,64009</text:p>
          </table:table-cell>
          <table:table-cell office:value-type="float" office:value="8.675836">
            <text:p>8,67583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>
            <text:p>PRODUCE</text:p>
          </table:table-cell>
          <table:table-cell table:number-columns-repeated="4"/>
          <table:table-cell table:style-name="ce1" office:value-type="string">
            <text:p>Eiffel and Rome</text:p>
          </table:table-cell>
          <table:table-cell table:number-columns-repeated="8"/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91.682606">
            <text:p>91,682606</text:p>
          </table:table-cell>
          <table:table-cell office:value-type="float" office:value="1.985052">
            <text:p>1,98505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88.61613">
            <text:p>88,61613</text:p>
          </table:table-cell>
          <table:table-cell office:value-type="float" office:value="1.952745">
            <text:p>1,95274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<text:s text:c="2"/>Aguçamento <text:s text:c="3"/></text:p>
          </table:table-cell>
          <table:table-cell office:value-type="float" office:value="91.463371">
            <text:p>91,463371</text:p>
          </table:table-cell>
          <table:table-cell office:value-type="float" office:value="2.039631">
            <text:p>2,03963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s text:c="2"/>Aguçamento <text:s text:c="3"/></text:p>
          </table:table-cell>
          <table:table-cell office:value-type="float" office:value="98.345625">
            <text:p>98,345625</text:p>
          </table:table-cell>
          <table:table-cell office:value-type="float" office:value="1.75518">
            <text:p>1,75518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<text:s text:c="2"/>Borramento <text:s text:c="3"/></text:p>
          </table:table-cell>
          <table:table-cell office:value-type="float" office:value="91.493838">
            <text:p>91,493838</text:p>
          </table:table-cell>
          <table:table-cell office:value-type="float" office:value="2.022884">
            <text:p>2,02288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97.17348">
            <text:p>97,17348</text:p>
          </table:table-cell>
          <table:table-cell office:value-type="float" office:value="2.760269">
            <text:p>2,760269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91.476496">
            <text:p>91,476496</text:p>
          </table:table-cell>
          <table:table-cell office:value-type="float" office:value="2.037559">
            <text:p>2,03755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97.206953">
            <text:p>97,206953</text:p>
          </table:table-cell>
          <table:table-cell office:value-type="float" office:value="2.712589">
            <text:p>2,712589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<text:s text:c="2"/>Composição 4 <text:s/></text:p>
          </table:table-cell>
          <table:table-cell office:value-type="float" office:value="91.478369">
            <text:p>91,478369</text:p>
          </table:table-cell>
          <table:table-cell office:value-type="float" office:value="2.021889">
            <text:p>2,02188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 text:c="2"/>Composição 4 <text:s/></text:p>
          </table:table-cell>
          <table:table-cell office:value-type="float" office:value="97.301088">
            <text:p>97,301088</text:p>
          </table:table-cell>
          <table:table-cell office:value-type="float" office:value="2.381761">
            <text:p>2,381761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91.843197">
            <text:p>91,843197</text:p>
          </table:table-cell>
          <table:table-cell office:value-type="float" office:value="1.934367">
            <text:p>1,93436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98.62805">
            <text:p>98,62805</text:p>
          </table:table-cell>
          <table:table-cell office:value-type="float" office:value="1.14283">
            <text:p>1,1428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<text:s text:c="2"/>Mistura <text:s text:c="6"/></text:p>
          </table:table-cell>
          <table:table-cell table:style-name="ce5" office:value-type="float" office:value="91.985465">
            <text:p>91,985465</text:p>
          </table:table-cell>
          <table:table-cell table:style-name="ce5" office:value-type="float" office:value="1.949951">
            <text:p>1,949951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<text:s text:c="2"/>Mistura <text:s text:c="6"/></text:p>
          </table:table-cell>
          <table:table-cell table:style-name="ce5" office:value-type="float" office:value="99.112148">
            <text:p>99,112148</text:p>
          </table:table-cell>
          <table:table-cell table:style-name="ce5" office:value-type="float" office:value="0.83744">
            <text:p>0,83744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91.489904">
            <text:p>91,489904</text:p>
          </table:table-cell>
          <table:table-cell office:value-type="float" office:value="2.028988">
            <text:p>2,02898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91.499965">
            <text:p>91,499965</text:p>
          </table:table-cell>
          <table:table-cell office:value-type="float" office:value="1.762218">
            <text:p>1,76221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91.772214">
            <text:p>91,772214</text:p>
          </table:table-cell>
          <table:table-cell office:value-type="float" office:value="2.006734">
            <text:p>2,00673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98.246915">
            <text:p>98,246915</text:p>
          </table:table-cell>
          <table:table-cell office:value-type="float" office:value="1.526565">
            <text:p>1,526565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91.473853">
            <text:p>91,473853</text:p>
          </table:table-cell>
          <table:table-cell office:value-type="float" office:value="2.031678">
            <text:p>2,03167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82.963755">
            <text:p>82,963755</text:p>
          </table:table-cell>
          <table:table-cell office:value-type="float" office:value="2.678785">
            <text:p>2,67878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<text:s/>SMOTE <text:s text:c="9"/></text:p>
          </table:table-cell>
          <table:table-cell office:value-type="float" office:value="91.869133">
            <text:p>91,869133</text:p>
          </table:table-cell>
          <table:table-cell office:value-type="float" office:value="1.952464">
            <text:p>1,95246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98.471765">
            <text:p>98,471765</text:p>
          </table:table-cell>
          <table:table-cell office:value-type="float" office:value="0.788747">
            <text:p>0,788747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91.489904">
            <text:p>91,489904</text:p>
          </table:table-cell>
          <table:table-cell office:value-type="float" office:value="2.028988">
            <text:p>2,02898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97.17348">
            <text:p>97,17348</text:p>
          </table:table-cell>
          <table:table-cell office:value-type="float" office:value="2.760269">
            <text:p>2,760269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>
            <text:p>Trafalgar, Madeleine and Pantheon</text:p>
          </table:table-cell>
          <table:table-cell table:number-columns-repeated="4"/>
          <table:table-cell table:style-name="ce1" office:value-type="string">
            <text:p>Deer and Ship</text:p>
          </table:table-cell>
          <table:table-cell table:number-columns-repeated="8"/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57.285167">
            <text:p>57,285167</text:p>
          </table:table-cell>
          <table:table-cell office:value-type="float" office:value="6.383771">
            <text:p>6,38377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88.939785">
            <text:p>88,939785</text:p>
          </table:table-cell>
          <table:table-cell office:value-type="float" office:value="1.035462">
            <text:p>1,03546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<text:s text:c="2"/>Aguçamento <text:s text:c="3"/></text:p>
          </table:table-cell>
          <table:table-cell office:value-type="float" office:value="69.726448">
            <text:p>69,726448</text:p>
          </table:table-cell>
          <table:table-cell office:value-type="float" office:value="8.069939">
            <text:p>8,069939</text:p>
          </table:table-cell>
          <table:table-cell office:value-type="float" office:value="5">
            <text:p>5</text:p>
          </table:table-cell>
          <table:table-cell/>
          <table:table-cell table:style-name="ce2" office:value-type="string">
            <text:p><text:s text:c="2"/>Aguçamento <text:s text:c="3"/></text:p>
          </table:table-cell>
          <table:table-cell table:style-name="ce5" office:value-type="float" office:value="89.473075">
            <text:p>89,473075</text:p>
          </table:table-cell>
          <table:table-cell table:style-name="ce5" office:value-type="float" office:value="0.961293">
            <text:p>0,961293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<text:s text:c="2"/>Borramento <text:s text:c="3"/></text:p>
          </table:table-cell>
          <table:table-cell office:value-type="float" office:value="70.62148">
            <text:p>70,62148</text:p>
          </table:table-cell>
          <table:table-cell office:value-type="float" office:value="8.314352">
            <text:p>8,31435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88.15053">
            <text:p>88,15053</text:p>
          </table:table-cell>
          <table:table-cell office:value-type="float" office:value="1.00692">
            <text:p>1,0069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70.478478">
            <text:p>70,478478</text:p>
          </table:table-cell>
          <table:table-cell office:value-type="float" office:value="8.3661">
            <text:p>8,366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88.086065">
            <text:p>88,086065</text:p>
          </table:table-cell>
          <table:table-cell office:value-type="float" office:value="0.987147">
            <text:p>0,98714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<text:s text:c="2"/>Composição 4 <text:s/></text:p>
          </table:table-cell>
          <table:table-cell table:style-name="ce5" office:value-type="float" office:value="70.837125">
            <text:p>70,837125</text:p>
          </table:table-cell>
          <table:table-cell table:style-name="ce5" office:value-type="float" office:value="7.811876">
            <text:p>7,811876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<text:s text:c="2"/>Composição 4 <text:s/></text:p>
          </table:table-cell>
          <table:table-cell office:value-type="float" office:value="88.360675">
            <text:p>88,360675</text:p>
          </table:table-cell>
          <table:table-cell office:value-type="float" office:value="0.949842">
            <text:p>0,949842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67.965067">
            <text:p>67,965067</text:p>
          </table:table-cell>
          <table:table-cell office:value-type="float" office:value="5.699239">
            <text:p>5,69923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89.356875">
            <text:p>89,356875</text:p>
          </table:table-cell>
          <table:table-cell office:value-type="float" office:value="0.942907">
            <text:p>0,942907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<text:s text:c="2"/>Mistura <text:s text:c="6"/></text:p>
          </table:table-cell>
          <table:table-cell office:value-type="float" office:value="65.644708">
            <text:p>65,644708</text:p>
          </table:table-cell>
          <table:table-cell office:value-type="float" office:value="6.112751">
            <text:p>6,11275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<text:s text:c="2"/>Mistura <text:s text:c="6"/></text:p>
          </table:table-cell>
          <table:table-cell office:value-type="float" office:value="89.445505">
            <text:p>89,445505</text:p>
          </table:table-cell>
          <table:table-cell office:value-type="float" office:value="0.939809">
            <text:p>0,939809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60.77781">
            <text:p>60,77781</text:p>
          </table:table-cell>
          <table:table-cell office:value-type="float" office:value="8.25764">
            <text:p>8,2576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86.76219">
            <text:p>86,76219</text:p>
          </table:table-cell>
          <table:table-cell office:value-type="float" office:value="1.165064">
            <text:p>1,165064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67.58411">
            <text:p>67,58411</text:p>
          </table:table-cell>
          <table:table-cell office:value-type="float" office:value="6.23671">
            <text:p>6,2367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88.136675">
            <text:p>88,136675</text:p>
          </table:table-cell>
          <table:table-cell office:value-type="float" office:value="0.988034">
            <text:p>0,98803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53.91227">
            <text:p>53,91227</text:p>
          </table:table-cell>
          <table:table-cell office:value-type="float" office:value="7.907406">
            <text:p>7,90740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88.395965">
            <text:p>88,395965</text:p>
          </table:table-cell>
          <table:table-cell office:value-type="float" office:value="1.081594">
            <text:p>1,081594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<text:s/>SMOTE <text:s text:c="9"/></text:p>
          </table:table-cell>
          <table:table-cell office:value-type="float" office:value="62.32287">
            <text:p>62,32287</text:p>
          </table:table-cell>
          <table:table-cell office:value-type="float" office:value="5.726037">
            <text:p>5,72603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63.183905">
            <text:p>63,183905</text:p>
          </table:table-cell>
          <table:table-cell office:value-type="float" office:value="2.355925">
            <text:p>2,35592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70.62148">
            <text:p>70,62148</text:p>
          </table:table-cell>
          <table:table-cell office:value-type="float" office:value="8.314352">
            <text:p>8,31435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88.12131">
            <text:p>88,12131</text:p>
          </table:table-cell>
          <table:table-cell office:value-type="float" office:value="0.985599">
            <text:p>0,985599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>
            <text:p>Shark and Fish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<text:s text:c="3"/>Todos <text:s text:c="7"/></text:p>
          </table:table-cell>
          <table:table-cell office:value-type="float" office:value="77.128293">
            <text:p>77,128293</text:p>
          </table:table-cell>
          <table:table-cell office:value-type="float" office:value="2.064232">
            <text:p>2,06423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<text:s text:c="2"/>Aguçamento <text:s text:c="3"/></text:p>
          </table:table-cell>
          <table:table-cell office:value-type="float" office:value="76.862198">
            <text:p>76,862198</text:p>
          </table:table-cell>
          <table:table-cell office:value-type="float" office:value="1.786898">
            <text:p>1,786898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<text:s text:c="2"/>Borramento <text:s text:c="3"/></text:p>
          </table:table-cell>
          <table:table-cell office:value-type="float" office:value="73.919025">
            <text:p>73,919025</text:p>
          </table:table-cell>
          <table:table-cell office:value-type="float" office:value="1.942236">
            <text:p>1,942236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<text:s text:c="2"/>Composição 16 </text:p>
          </table:table-cell>
          <table:table-cell office:value-type="float" office:value="75.43596">
            <text:p>75,43596</text:p>
          </table:table-cell>
          <table:table-cell office:value-type="float" office:value="2.254193">
            <text:p>2,25419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<text:s text:c="2"/>Composição 4 <text:s/></text:p>
          </table:table-cell>
          <table:table-cell office:value-type="float" office:value="74.359165">
            <text:p>74,359165</text:p>
          </table:table-cell>
          <table:table-cell office:value-type="float" office:value="1.974563">
            <text:p>1,97456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>
            <text:p><text:s text:c="2"/>Limiares <text:s text:c="5"/></text:p>
          </table:table-cell>
          <table:table-cell table:style-name="ce5" office:value-type="float" office:value="78.330465">
            <text:p>78,330465</text:p>
          </table:table-cell>
          <table:table-cell table:style-name="ce5" office:value-type="float" office:value="1.768789">
            <text:p>1,768789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<text:s text:c="2"/>Mistura <text:s text:c="6"/></text:p>
          </table:table-cell>
          <table:table-cell office:value-type="float" office:value="77.38194">
            <text:p>77,38194</text:p>
          </table:table-cell>
          <table:table-cell office:value-type="float" office:value="2.588103">
            <text:p>2,588103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<text:s text:c="2"/>Ruído <text:s text:c="8"/></text:p>
          </table:table-cell>
          <table:table-cell office:value-type="float" office:value="74.094233">
            <text:p>74,094233</text:p>
          </table:table-cell>
          <table:table-cell office:value-type="float" office:value="1.743535">
            <text:p>1,74353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<text:s text:c="2"/>Saliência <text:s text:c="4"/></text:p>
          </table:table-cell>
          <table:table-cell office:value-type="float" office:value="76.934077">
            <text:p>76,934077</text:p>
          </table:table-cell>
          <table:table-cell office:value-type="float" office:value="2.114528">
            <text:p>2,114528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<text:s text:c="2"/>SMOTE Visual <text:s/></text:p>
          </table:table-cell>
          <table:table-cell office:value-type="float" office:value="74.569545">
            <text:p>74,569545</text:p>
          </table:table-cell>
          <table:table-cell office:value-type="float" office:value="1.6481">
            <text:p>1,648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<text:s/>SMOTE <text:s text:c="9"/></text:p>
          </table:table-cell>
          <table:table-cell office:value-type="float" office:value="78.06689">
            <text:p>78,06689</text:p>
          </table:table-cell>
          <table:table-cell office:value-type="float" office:value="2.107176">
            <text:p>2,107176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Desbalanceado <text:s text:c="2"/></text:p>
          </table:table-cell>
          <table:table-cell office:value-type="float" office:value="73.378227">
            <text:p>73,378227</text:p>
          </table:table-cell>
          <table:table-cell office:value-type="float" office:value="2.110355">
            <text:p>2,11035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 table:number-rows-repeated="1048504">
          <table:table-cell table:number-columns-repeated="14"/>
        </table:table-row>
        <table:table-row table:style-name="ro1">
          <table:table-cell table:number-columns-repeated="14"/>
        </table:table-row>
      </table:table>
      <table:database-ranges>
        <table:database-range table:target-range-address="Sheet1.F4:Sheet1.I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16/03/2016</text:date>, <text:time>00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00:57:34</dc:date>
    <dc:creator>Gabriela Thumé</dc:creator>
    <meta:generator>OpenOffice/4.1.0$Unix OpenOffice.org_project/410m18$Build-9764</meta:generator>
    <meta:editing-duration>PT1H22M37S</meta:editing-duration>
    <meta:editing-cycles>23</meta:editing-cycles>
    <meta:document-statistic meta:table-count="1" meta:cell-count="548" meta:object-count="0"/>
  </office:meta>
</office:document-meta>
</file>